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Ming TW" svg:font-family="'AR PL UMing TW'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2">
      <style:paragraph-properties fo:text-align="center" style:justify-single-word="false"/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周易哲學</text:h>
      <text:h text:style-name="P5" text:outline-level="2">作業三</text:h>
      <text:p text:style-name="Standard"/>
      <text:p text:style-name="P1">R01922024</text:p>
      <text:p text:style-name="P1">資訊工程學系　碩士班一年級　李卿澄</text:p>
      <text:p text:style-name="P1"/>
      <text:p text:style-name="P2">否卦與泰卦</text:p>
      <text:p text:style-name="P2"/>
      <text:p text:style-name="P2">泰：小往大來，吉亨。</text:p>
      <text:p text:style-name="P2">否：否之匪人，不利君子貞，大往小來。</text:p>
      <text:p text:style-name="P2"/>
      <text:p text:style-name="P2">常常聽到人說「否極泰來」，似乎是說不好到了一個極點，就會有好事發生，或說終於度過厄運，迎來好運了。這次在課堂上聽到的否與泰與以前的想法有點不太一樣。以前認為否就是不好，而泰就是好，是一種比較絕對的概念。</text:p>
      <text:p text:style-name="P2"/>
      <text:p text:style-name="P2">這次在課堂上聽到的故事是，泰是崩壞到一個極致，大家都要改革，而形成一片大好前景的狀態；而否就比較相反，像是強盛到了一個極致，而出現了腐敗，是衰敗的開始。</text:p>
      <text:p text:style-name="P2"/>
      <text:p text:style-name="P2">我覺得兩者都能套在現今的社會上，頗為有趣。至少在我看來，總覺得這個國家即將要步入長期的衰退之中，但是最近的狀況對比過去數年來說是相對的比較糟糕，也可能是一個起飛的契機，如果我們抓穩的話。</text:p>
      <text:p text:style-name="P2"/>
      <text:p text:style-name="P2">「經濟已經觸底」之類的話聽起來就像是，已經糟糕到了極點，所以之後會越來越好，漸入佳境，猶如泰卦所示一般，但現況又沒有糟糕到人人皆受苦果而亟欲改革，仍有既得利益者正在逍遙。</text:p>
      <text:p text:style-name="P2"/>
      <text:p text:style-name="P2">相較起來我更認為現況比較像是否卦所示，在整體社會階層的流動上太過於僵化、裙帶化，上下不能通氣交流，而有上下脫節之感，在「黃金十年」的口號下逐步邁向衰敗。希望我只是比較悲觀，天佑台灣，否極而後泰來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 PL UMing TW" svg:font-family="'AR PL UMing TW'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 PL UMing TW" fo:font-size="12pt" fo:language="en" fo:country="US" style:letter-kerning="true" style:font-name-asian="文泉驛微米黑1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文泉驛微米黑" fo:font-size="14pt" style:font-name-asian="文泉驛微米黑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ing-Cheng Li</meta:initial-creator>
    <meta:creation-date>2012-10-10T17:23:59</meta:creation-date>
    <dc:date>2012-10-21T23:51:07</dc:date>
    <dc:creator>Qing-Cheng Li</dc:creator>
    <meta:editing-duration>PT1H6M58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1" meta:paragraph-count="12" meta:word-count="286" meta:character-count="519" meta:non-whitespace-character-count="517"/>
  </office:meta>
</office:document-meta>
</file>